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6"/>
        <table:table-column table:style-name="co2" table:default-cell-style-name="ce3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3" office:value-type="string" calcext:value-type="string" table:number-columns-spanned="3" table:number-rows-spanned="1">
            <text:p>member（会員テーブル）</text:p>
          </table:table-cell>
          <table:covered-table-cell table:number-columns-repeated="2" table:style-name="ce13"/>
          <table:table-cell table:style-name="ce7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8" office:value-type="string" calcext:value-type="string">
            <text:p>NOT NULL</text:p>
          </table:table-cell>
          <table:table-cell table:style-name="ce8" office:value-type="string" calcext:value-type="string">
            <text:p>制約</text:p>
          </table:table-cell>
          <table:table-cell table:style-name="ce8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9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6"/>
          <table:table-cell table:style-name="ce9"/>
        </table:table-row>
        <table:table-row table:style-name="ro3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住所</text:p>
          </table:table-cell>
          <table:table-cell table:style-name="ce6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電話番号</text:p>
          </table:table-cell>
          <table:table-cell office:value-type="string" calcext:value-type="string">
            <text:p>tel_no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7" office:value-type="string" calcext:value-type="string">
            <text:p>○</text:p>
          </table:table-cell>
          <table:table-cell table:style-name="ce6"/>
          <table:table-cell table:style-name="ce9"/>
        </table:table-row>
        <table:table-row table:style-name="ro1">
          <table:table-cell table:style-name="ce6" office:value-type="string" calcext:value-type="string">
            <text:p>お支払方法</text:p>
          </table:table-cell>
          <table:table-cell table:style-name="ce6" office:value-type="string" calcext:value-type="string">
            <text:p>pa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09:14:20.40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53:39.789000000</meta:creation-date>
    <dc:date>2022-05-18T10:55:05.735000000</dc:date>
    <meta:editing-duration>PT1H10M3S</meta:editing-duration>
    <meta:editing-cycles>4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